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5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6"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6"/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6"/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6"/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6"/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6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6"/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6"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­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LUJLQ,VODQGV86ȅ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24</meta:creation-date>
    <dc:date>2018-09-02T05:16:34</dc:date>
    <meta:generator>LibreOffice/5.1.6.2$Linux_X86_64 LibreOffice_project/10m0$Build-2</meta:generator>
    <meta:document-statistic meta:table-count="1" meta:cell-count="1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